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07.3pt"/>
    </style:style>
    <style:style style:name="co3" style:family="table-column">
      <style:table-column-properties fo:break-before="auto" style:column-width="122.51pt"/>
    </style:style>
    <style:style style:name="co4" style:family="table-column">
      <style:table-column-properties fo:break-before="auto" style:column-width="151.2pt"/>
    </style:style>
    <style:style style:name="co5" style:family="table-column">
      <style:table-column-properties fo:break-before="auto" style:column-width="238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29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relief="none" style:text-overline-style="none" style:text-overline-color="font-color" style:font-style-complex="normal" style:font-weight-complex="normal" style:font-size-complex="10pt" style:font-name-complex="FreeSans" style:language-complex="hi" style:country-complex="IN" fo:language="en" fo:country="US" fo:text-shadow="none" fo:font-style="normal" fo:font-weight="normal" style:font-name="Liberation Sans" style:text-underline-style="none" style:text-underline-color="font-color" style:text-emphasize="none" style:font-weight-asian="normal" style:font-size-asian="10pt" style:font-name-asian="Noto Sans CJK SC Regular" style:language-asian="zh" style:country-asian="CN" style:text-line-through-mode="continuous" style:text-outline="false" style:text-line-through-type="none" fo:font-size="10pt" style:font-style-asian="normal"/>
    </style:style>
    <style:style style:name="T2" style:family="text">
      <style:text-properties style:font-relief="none" style:text-overline-style="none" style:text-overline-color="font-color" style:font-size-complex="10pt" style:font-name-complex="FreeSans" style:language-complex="hi" style:country-complex="IN" fo:language="en" fo:country="US" fo:text-shadow="none" style:font-name="Liberation Sans" style:text-underline-style="none" style:text-underline-color="font-color" style:text-emphasize="none" style:font-size-asian="10pt" style:font-name-asian="Noto Sans CJK SC Regular" style:language-asian="zh" style:country-asian="CN" style:text-line-through-mode="continuous" style:text-outline="false" style:text-line-through-type="none" fo:font-size="10pt" style:font-weight-asian="bold" style:font-style-asian="italic" fo:font-style="italic" style:font-weight-complex="bold" fo:font-weight="bold" style:font-style-complex="italic"/>
    </style:style>
    <style:style style:name="T3" style:family="text">
      <style:text-properties style:font-relief="none" style:text-overline-style="none" style:text-overline-color="font-color" style:font-size-complex="10pt" style:font-name-complex="FreeSans" style:language-complex="hi" style:country-complex="IN" fo:language="en" fo:country="US" fo:text-shadow="none" style:font-name="Liberation Sans" style:text-underline-style="none" style:text-underline-color="font-color" style:text-emphasize="none" style:font-size-asian="10pt" style:font-name-asian="Noto Sans CJK SC Regular" style:language-asian="zh" style:country-asian="CN" style:text-line-through-mode="continuous" style:text-outline="false" style:text-line-through-type="none" fo:font-size="10pt" style:font-weight-asian="bold" style:font-weight-complex="bold" fo:font-weight="bold" fo:font-style="normal" style:font-style-asian="normal" style:font-style-complex="normal"/>
    </style:style>
    <style:style style:name="T4" style:family="text">
      <style:text-properties style:font-relief="none" style:text-overline-style="none" style:text-overline-color="font-color" style:font-size-complex="10pt" style:font-name-complex="FreeSans" style:language-complex="hi" style:country-complex="IN" fo:language="en" fo:country="US" fo:text-shadow="none" style:font-name="Liberation Sans" style:text-underline-style="none" style:text-underline-color="font-color" style:text-emphasize="none" style:font-size-asian="10pt" style:font-name-asian="Noto Sans CJK SC Regular" style:language-asian="zh" style:country-asian="CN" style:text-line-through-mode="continuous" style:text-outline="false" style:text-line-through-type="none" fo:font-size="10pt" fo:font-style="normal" style:font-style-asian="normal" style:font-style-complex="normal" fo:font-weight="normal" style:font-weight-asian="normal" style:font-weight-complex="normal"/>
    </style:style>
    <style:style style:name="T5" style:family="text">
      <style:text-properties style:text-underline-style="none" style:text-underline-color="font-color" style:text-emphasize="none" style:font-size-asian="10pt" style:font-name-asian="Noto Sans CJK SC Regular" style:language-asian="zh" style:country-asian="CN" style:text-line-through-mode="continuous" style:text-outline="false" style:text-line-through-type="none" style:font-style-asian="normal" style:font-relief="none" style:text-overline-style="none" style:text-overline-color="font-color" style:font-name="Liberation Sans" style:font-style-complex="normal" style:font-size-complex="10pt" style:font-name-complex="FreeSans" style:language-complex="hi" style:country-complex="IN" fo:language="en" fo:country="US" fo:text-shadow="none" fo:font-style="normal" fo:font-size="10pt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ESP32-EVB_Rev_H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R/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5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R/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3,R3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3,R32,R31,R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/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0R/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7,R27,R26,R16,R14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1k/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R5,R41,R42,R50,R5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k/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,R21,R18,R11,R3,R7</text:p>
          </table:table-cell>
          <table:table-cell table:number-columns-repeated="102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10k/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<text:span text:style-name="T1">R2,R6,R22,R23,</text:span><text:span text:style-name="T2">R24</text:span><text:span text:style-name="T3">,</text:span><text:span text:style-name="T4">R29,R30,</text:span></text:p>
            <text:p><text:span text:style-name="T5">R34,R35,R38,R40,R45,R49,</text:span></text:p>
            <text:p><text:span text:style-name="T5">R51,</text:span>R5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470k/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9,R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2,C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100nF/50V/20%/Y5V/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7,C25,C24,C17,C15,</text:p>
            <text:p>C14,C13,C11,C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nF/16V/10%/X7R/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8</text:p>
          </table:table-cell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uF/10V/10%/X5R/C0603</text:p>
          </table:table-cell>
          <table:table-cell table:style-name="ce14" office:value-type="string" calcext:value-type="string">
            <text:p>C0603</text:p>
          </table:table-cell>
          <table:table-cell table:style-name="ce14" office:value-type="string" calcext:value-type="string">
            <text:p>C3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3,C12,C9,C8,C7,C6,</text:p>
            <text:p>C5,C2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C4,C10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=72mR/20%/</text:p>
            <text:p>3.00x3.00x1.50mm/CD32</text:p>
            <text:p>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0805</text:p>
          </table:table-cell>
          <table:table-cell office:value-type="string" calcext:value-type="string">
            <text:p>L4,L3,L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N5819S4(SOD-123)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3,D1,D5,D7,D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6,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(DO-214AA)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U10,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CHARG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LED2,LED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Q4,Q5,Q7,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,FET1,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IR333-A/5mm</text:p>
          </table:table-cell>
          <table:table-cell office:value-type="string" calcext:value-type="string">
            <text:p>LED-5mm</text:p>
          </table:table-cell>
          <table:table-cell office:value-type="string" calcext:value-type="string">
            <text:p>LE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PM7236-H8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-0515</text:p>
          </table:table-cell>
          <table:table-cell office:value-type="string" calcext:value-type="string">
            <text:p>Relay_RAS-05-15</text:p>
          </table:table-cell>
          <table:table-cell office:value-type="string" calcext:value-type="string">
            <text:p>REL1,REL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2MHz/20pF/30ppm/2P/HC-49SM(SMD)</text:p>
          </table:table-cell>
          <table:table-cell office:value-type="string" calcext:value-type="string">
            <text:p>Q_49U3HMS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50MHz/25ppm/3V/4P/5x3.2mm</text:p>
          </table:table-cell>
          <table:table-cell office:value-type="string" calcext:value-type="string">
            <text:p>5032-4P_HCX-3S</text:p>
          </table:table-cell>
          <table:table-cell office:value-type="string" calcext:value-type="string">
            <text:p>C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2562-E/SN(SOIC-8_150mil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8710A-EZC(QFN32)</text:p>
          </table:table-cell>
          <table:table-cell office:value-type="string" calcext:value-type="string">
            <text:p>QFN32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D-4MB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P303LSN27T1G(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J-2mm(YDJ-1136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C-WXCP11-08-LF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D-060TC1(LPJ4013EDNL)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B3-3.5mm</text:p>
          </table:table-cell>
          <table:table-cell office:value-type="string" calcext:value-type="string">
            <text:p>CAN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B3 DG306-5.0-3P</text:p>
          </table:table-cell>
          <table:table-cell office:value-type="string" calcext:value-type="string">
            <text:p>TB3-DG306-5.0_3P</text:p>
          </table:table-cell>
          <table:table-cell office:value-type="string" calcext:value-type="string">
            <text:p>CON2,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10S</text:p>
          </table:table-cell>
          <table:table-cell office:value-type="string" calcext:value-type="string">
            <text:p>UEXT_ML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02R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RST1,BUT1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15"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12"/>
          <table:table-cell table:style-name="ce16" table:number-columns-repeated="2"/>
          <table:table-cell table:style-name="ce18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CAN_T1,PHY_RS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(1-2)/Opened(2-3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5.0V/3.3V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/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BAT/BUT1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15"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12"/>
          <table:table-cell table:style-name="ce16" table:number-columns-repeated="2"/>
          <table:table-cell table:style-name="ce18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/R0603)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/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4,R54,R48,R46,R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/20%/X5R/C0805)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2000V/10%/X7R/C1206)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TB2 DG306-5.0-2P)</text:p>
          </table:table-cell>
          <table:table-cell office:value-type="string" calcext:value-type="string">
            <text:p>TB2-DG306-5.0_2P</text:p>
          </table:table-cell>
          <table:table-cell office:value-type="string" calcext:value-type="string">
            <text:p>PW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0805</text:p>
          </table:table-cell>
          <table:table-cell office:value-type="string" calcext:value-type="string">
            <text:p>L5</text:p>
          </table:table-cell>
          <table:table-cell table:number-columns-repeated="1020"/>
        </table:table-row>
        <table:table-row table:style-name="ro1" table:number-rows-repeated="48">
          <table:table-cell table:style-name="Default" table:number-columns-repeated="1024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cale-to="11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>00:00:00</text:time></text:span></text:p>
        </style:region-left>
        <style:region-center>
          <text:p><text:span text:style-name="MT1">ESP32-EVB_Rev_I-BOM</text:span></text:p>
        </style:region-center>
        <style:region-right>
          <text:p><text:span text:style-name="MT2"><text:date style:data-style-name="N2" text:date-value="2020-03-18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6:02:50.006651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8T16:12:14.635092509</dc:date>
    <meta:editing-duration>PT2H21M1S</meta:editing-duration>
    <meta:editing-cycles>51</meta:editing-cycles>
    <meta:generator>LibreOffice/6.0.7.3$Linux_X86_64 LibreOffice_project/00m0$Build-3</meta:generator>
    <meta:document-statistic meta:table-count="1" meta:cell-count="276" meta:object-count="0"/>
  </office:meta>
</office:document-meta>
</file>